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IBM" svg:font-family="IBM" style:font-family-generic="roman" svg:panose-1="0 0 0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office:automatic-styles>
  <office:body>
    <office:text text:use-soft-page-breaks="true">
      <text:p text:style-name="P1">The<text:s/><text:span text:style-name="T2">periodicity assumption</text:span>, also known as the time period assumption, is a fundamental concept in accounting that allows businesses to divide their continuous operations into artificial time periods for reporting purposes. This assumption is crucial for creating useful financial statements that can be used to assess a company's financial performance and position.<text:s/></text:p>
      <text:p text:style-name="Normal">Explanation:</text:p>
      <text:p text:style-name="P3">Divide Continuous Operations:</text:p>
      <text:p text:style-name="Normal">The assumption acknowledges that a business's activities don't naturally stop at fixed intervals but are continuous. To create meaningful financial reports, accounting divides this continuous flow into manageable periods, such as months, quarters, or years.<text:s/></text:p>
      <text:p text:style-name="P4">Periodic Reporting:</text:p>
      <text:p text:style-name="Normal">This division allows businesses to report their financial position, results of operations, and cash flows on a regular basis.<text:s/></text:p>
      <text:p text:style-name="P5">Standardized Reporting:</text:p>
      <text:p text:style-name="Normal">By using the same time periods for reporting, financial statements become comparable over time, allowing for trend analysis and performance evaluation, according to Thomson Reuters.<text:s/></text:p>
      <text:p text:style-name="Normal">Examples:</text:p>
      <text:p text:style-name="Normal">Businesses typically provide financial reports on at least a quarterly and annual basis, with monthly reports also common.<text:s/></text:p>
      <text:p text:style-name="Normal">Why it's important:</text:p>
      <text:p text:style-name="Normal">The periodicity assumption enables users of financial statements, such as investors and creditors, to make informed decisions based on periodic reports.<text:s/></text:p>
      <text:soft-page-break/>
      <text:p text:style-name="Normal">In essence, the periodicity assumption is the foundation for creating useful and comparable financial reports that reflect a business's performance and financial position over time.</text:p>
      <text:p text:style-name="Normal"/>
      <text:p text:style-name="Normal">2. <text:s/></text:p>
      <text:p text:style-name="Title"><text:span text:style-name="T6">Cash basis accounting</text:span><text:s/>is a method where income is recorded when cash is received, and expenses are recorded when cash is paid. This method contrasts with accrual accounting, which records income and expenses when they are earned or incurred, regardless of cash flow.<text:s/></text:p>
      <text:p text:style-name="Normal"/>
      <text:p text:style-name="Normal">Key aspects of cash basis accounting:</text:p>
      <text:p text:style-name="P7">Income:</text:p>
      <text:p text:style-name="Normal">Revenue is recognized when cash is physically received, whether it's from a customer paying cash, a check, or a digital payment.<text:s/></text:p>
      <text:p text:style-name="P8">Expenses:</text:p>
      <text:p text:style-name="Normal">Expenses are recorded when cash is paid out, for example, when a bill is paid.<text:s/></text:p>
      <text:p text:style-name="P9">No tracking of accounts receivable or payable:</text:p>
      <text:p text:style-name="Normal">Cash basis accounting focuses solely on actual cash transactions, so it doesn't involve tracking money owed to or by the business.<text:s/></text:p>
      <text:soft-page-break/>
      <text:p text:style-name="P10">Simple and straightforward:</text:p>
      <text:p text:style-name="Normal">The cash basis method is easier to understand and implement compared to accrual accounting.<text:s/></text:p>
      <text:p text:style-name="P11">Good for small businesses and individuals:</text:p>
      <text:p text:style-name="Normal">Many small businesses and individuals use the cash basis method due to its simplicity, especially when they don't have a lot of complex financial transactions.<text:s/></text:p>
      <text:p text:style-name="P12">Tax implications:</text:p>
      <text:p text:style-name="Normal">The cash basis method can have implications for tax reporting, as income is taxed when it's received, and expenses can be deducted when they're paid.</text:p>
      <text:p text:style-name="Normal"/>
      <text:p text:style-name="Normal"><text:span text:style-name="T13">Cash basis accounting records income and expenses when actual cash is received or paid, while credit, in the context of accounting, refers to an increase in an account's balance</text:span>, such as an increase in liabilities or equity. Cash basis focuses on the actual cash flow, while credit transactions, like accounts receivable and payable, are part of accrual accounting.<text:s/></text:p>
      <text:p text:style-name="P14">Cash Basis Accounting:</text:p>
      <text:p text:style-name="Normal"><text:span text:style-name="T15">Focus:</text:span><text:s/>Records income and expenses only when cash is physically exchanged.<text:s/></text:p>
      <text:p text:style-name="Normal"><text:span text:style-name="T16">Simplicity:</text:span><text:s/>Easier to understand and implement, especially for small businesses.<text:s/></text:p>
      <text:p text:style-name="Normal"><text:span text:style-name="T17">Limited view:</text:span><text:s/>May not provide a complete picture of a business's financial health, especially if credit transactions are involved.<text:s/></text:p>
      <text:p text:style-name="Normal">Credit (in Accounting):</text:p>
      <text:soft-page-break/>
      <text:p text:style-name="P18">Definition:</text:p>
      <text:p text:style-name="Normal">An increase in an account's balance, often used in conjunction with debits to record transactions.<text:s/></text:p>
      <text:p text:style-name="P19">Relationship to Accrual Accounting:</text:p>
      <text:p text:style-name="Normal">Credit transactions, such as accounts payable and receivable, are key components of accrual accounting.<text:s/></text:p>
      <text:p text:style-name="P20">Example:</text:p>
      <text:p text:style-name="Normal">When a business sells goods or services on credit, the customer's account is debited (increased) as an asset (accounts receivable), and the business's revenue account is credited (increased).<text:s/></text:p>
      <text:p text:style-name="P21">Importance:</text:p>
      <text:p text:style-name="Normal">Helps businesses track their financial obligations (liabilities) and the money owed to them (assets). In essence, cash basis accounting is a method of recording transactions based on cash flow, while credit, in accounting, refers to a specific transaction type that is part of a broader accounting method called accrual accounting.</text:p>
      <text:p text:style-name="Normal"/>
      <text:p text:style-name="Normal">In essence, cash basis accounting is a method of recording transactions based on cash flow, while credit, in accounting, refers to a specific transaction type that is part of a broader accounting method called accrual accounting.</text:p>
      <text:p text:style-name="Normal"/>
      <text:p text:style-name="Normal">3.</text:p>
      <text:p text:style-name="Title"><text:span text:style-name="T22">In accounting, a deferral</text:span><text:s/>refers to the postponement of recognizing a financial<text:s/><text:soft-page-break/>transaction (like revenue or expense) on the financial statements until a later period than when the cash transaction occurs. This is done to align revenue and expenses with the actual delivery of goods or services, following the principles of accrual accounting.<text:s/></text:p>
      <text:p text:style-name="Normal">Here's a more detailed explanation:</text:p>
      <text:p text:style-name="P23">Deferred Expenses (Prepaid Expenses):</text:p>
      <text:p text:style-name="Normal">These are expenses that have been paid in advance but will be used or consumed in a future period. For example, paying for a year-long insurance policy upfront. The expense is initially recorded as a prepaid asset (like prepaid insurance) on the balance sheet and then gradually recognized as an expense on the income statement over the period it covers.</text:p>
      <text:p text:style-name="P24">Deferred Revenue (Unearned Revenue):</text:p>
      <text:p text:style-name="Normal">This is revenue that has been received in advance for goods or services that will be provided or delivered in a future period. For example, receiving payment from a customer for a service that will be performed next year. The payment is initially recorded as a liability (deferred revenue) on the balance sheet and then recognized as revenue on the income statement when the goods or services are delivered.<text:s/></text:p>
      <text:p text:style-name="Normal">Why are deferrals used?</text:p>
      <text:soft-page-break/>
      <text:p text:style-name="P25">Accrual Accounting:</text:p>
      <text:p text:style-name="Normal">Deferrals are crucial for adhering to the principles of accrual accounting, which requires revenue and expenses to be recognized when earned or incurred, not necessarily when cash changes hands.</text:p>
      <text:p text:style-name="P26">Matching Principle:</text:p>
      <text:p text:style-name="Normal">Deferrals help ensure that expenses are matched with the revenue they help generate, providing a more accurate picture of a company's profitability.</text:p>
      <text:p text:style-name="P27">Improved Financial Statements:</text:p>
      <text:p text:style-name="Normal">By properly deferring expenses and revenues, companies can present a more accurate and realistic view of their financial performance and position to stakeholders.</text:p>
      <text:p text:style-name="Normal"/>
      <text:p text:style-name="P28">What is accrual vs deferral?</text:p>
      <text:p text:style-name="Normal">Accruals are when payment happens after a good or service is delivered, whereas deferrals are when payment happens before a good or service is delivered. An accrual will pull a current transaction into the current accounting period, but a deferral will push a transaction into the following period.</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IBM" svg:font-family="IBM" style:font-family-generic="roman" svg:panose-1="0 0 0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IBM"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6pt" style:font-size-asian="16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Calibri"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Calibri"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Calibri"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Calibri"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Calibri"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style:font-size-complex="16pt"/>
    </style:style>
    <style:style style:name="Heading3Char" style:display-name="Heading 3 Char" style:family="text" style:parent-style-name="DefaultParagraphFont">
      <style:text-properties style:font-name="Calibri"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Calibri"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style:font-name-asian="Times New Roman" style:font-name-complex="Times New Roman" fo:color="#2F5496"/>
    </style:style>
    <style:style style:name="Heading6Char" style:display-name="Heading 6 Char" style:family="text" style:parent-style-name="DefaultParagraphFont">
      <style:text-properties style:font-name="Calibri"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Calibri" style:font-name-asian="Times New Roman" style:font-name-complex="Times New Roman" fo:color="#595959"/>
    </style:style>
    <style:style style:name="Heading8Char" style:display-name="Heading 8 Char" style:family="text" style:parent-style-name="DefaultParagraphFont">
      <style:text-properties style:font-name="Calibri"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Calibri"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Calibri"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Calibri"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in Freiwald</meta:initial-creator>
    <dc:creator>Martin Freiwald</dc:creator>
    <meta:creation-date>2025-04-26T04:11:00Z</meta:creation-date>
    <dc:date>2025-04-26T04:11:00Z</dc:date>
    <meta:template xlink:href="Normal.dotm" xlink:type="simple"/>
    <meta:editing-cycles>2</meta:editing-cycles>
    <meta:editing-duration>PT60S</meta:editing-duration>
    <meta:document-statistic meta:page-count="6" meta:paragraph-count="13" meta:word-count="987" meta:character-count="6605" meta:row-count="46" meta:non-whitespace-character-count="5631"/>
  </office:meta>
</office:document-meta>
</file>